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" svg:font-family="'Droid Sans Fallb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-0.318cm" fo:margin-right="0cm" fo:line-height="150%" fo:text-align="center" style:justify-single-word="false" fo:break-before="page"/>
    </style:style>
    <style:style style:name="P2" style:family="paragraph" style:parent-style-name="Standard">
      <style:paragraph-properties fo:margin-left="-0.318cm" fo:margin-right="0cm"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</style:style>
    <style:style style:name="P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3pt" fo:font-weight="bold" style:font-name-asian="Droid Sans Fallb" style:font-size-asian="13pt" style:font-weight-asian="bold" style:font-name-complex="Times New Roman" style:text-scale="100%"/>
    </style:style>
    <style:style style:name="P6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3pt" style:font-name-asian="Droid Sans Fallb" style:font-size-asian="13pt" style:font-name-complex="Times New Roman" style:text-scale="100%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weight="bold" style:font-name-asian="Droid Sans Fallb" style:font-size-asian="12pt" style:font-weight-asian="bold" style:font-name-complex="Times New Roman" style:text-scale="100%"/>
    </style:style>
    <style:style style:name="P8" style:family="paragraph" style:parent-style-name="Standard">
      <style:paragraph-properties fo:margin-left="7.752cm" fo:margin-right="1.288cm" fo:line-height="150%" fo:text-align="end" style:justify-single-word="false">
        <style:tab-stops>
          <style:tab-stop style:position="47.969cm"/>
          <style:tab-stop style:position="54.949cm"/>
        </style:tab-stops>
      </style:paragraph-properties>
      <style:text-properties fo:color="#000000" loext:opacity="100%" style:font-name="Times New Roman" fo:font-size="12pt" style:font-name-asian="Droid Sans Fallb" style:font-size-asian="12pt" style:font-name-complex="Times New Roman" style:text-scale="100%"/>
    </style:style>
    <style:style style:name="P9" style:family="paragraph" style:parent-style-name="Standard">
      <style:paragraph-properties fo:line-height="150%" fo:text-align="end" style:justify-single-word="false"/>
      <style:text-properties fo:color="#000000" loext:opacity="100%" style:font-name="Times New Roman" fo:font-size="12pt" style:font-name-asian="Droid Sans Fallb" style:font-size-asian="12pt" style:font-name-complex="Times New Roman" style:text-scale="100%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style:font-name-asian="Droid Sans Fallb" style:font-size-asian="12pt" style:font-name-complex="Times New Roman" style:text-scale="100%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style="italic" style:text-underline-style="solid" style:text-underline-width="auto" style:text-underline-color="font-color" style:font-name-asian="Droid Sans Fallb" style:font-size-asian="12pt" style:font-style-asian="italic" style:font-name-complex="Times New Roman" style:text-scale="100%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style:text-underline-style="solid" style:text-underline-width="auto" style:text-underline-color="font-color" style:font-name-asian="Droid Sans Fallb" style:font-size-asian="12pt" style:font-name-complex="Times New Roman" style:text-scale="100%"/>
    </style:style>
    <style:style style:name="P13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0pt" fo:font-style="italic" style:text-underline-style="solid" style:text-underline-width="auto" style:text-underline-color="font-color" style:font-name-asian="Droid Sans Fallb" style:font-size-asian="10pt" style:font-style-asian="italic" style:font-name-complex="Times New Roman" style:text-scale="100%"/>
    </style:style>
    <style:style style:name="P14" style:family="paragraph" style:parent-style-name="Standard">
      <style:paragraph-properties fo:margin-left="-0.318cm" fo:margin-right="0cm" fo:margin-top="0.423cm" fo:margin-bottom="0.212cm" style:contextual-spacing="false" fo:line-height="100%" fo:text-align="center" style:justify-single-word="false" fo:keep-with-next="always"/>
    </style:style>
    <style:style style:name="T1" style:family="text">
      <style:text-properties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T2" style:family="text">
      <style:text-properties fo:color="#000000" loext:opacity="100%" style:font-name="Times New Roman" fo:font-size="16pt" fo:font-style="italic" style:text-underline-style="solid" style:text-underline-width="auto" style:text-underline-color="font-color" style:font-name-asian="Droid Sans Fallb" style:font-size-asian="16pt" style:font-style-asian="italic" style:font-name-complex="Times New Roman" style:text-scale="100%"/>
    </style:style>
    <style:style style:name="T3" style:family="text">
      <style:text-properties fo:color="#000000" loext:opacity="100%" style:font-name="Times New Roman" fo:font-size="13pt" fo:font-weight="bold" style:font-name-asian="Droid Sans Fallb" style:font-size-asian="13pt" style:font-weight-asian="bold" style:font-name-complex="Times New Roman" style:text-scale="100%"/>
    </style:style>
    <style:style style:name="T4" style:family="text">
      <style:text-properties fo:color="#000000" loext:opacity="100%" style:font-name="Times New Roman" fo:font-size="13pt" style:font-name-asian="Droid Sans Fallb" style:font-size-asian="13pt" style:font-name-complex="Times New Roman" style:text-scale="100%"/>
    </style:style>
    <style:style style:name="T5" style:family="text">
      <style:text-properties fo:color="#000000" loext:opacity="100%" style:font-name="Times New Roman" fo:font-size="13pt" style:text-underline-style="solid" style:text-underline-width="auto" style:text-underline-color="font-color" style:font-name-asian="Droid Sans Fallb" style:font-size-asian="13pt" style:font-name-complex="Times New Roman" style:text-scale="100%"/>
    </style:style>
    <style:style style:name="T6" style:family="text">
      <style:text-properties fo:color="#000000" loext:opacity="100%" style:font-name="Times New Roman" fo:font-size="12pt" style:font-name-asian="Droid Sans Fallb" style:font-size-asian="12pt" style:font-name-complex="Times New Roman" style:text-scale="100%"/>
    </style:style>
    <style:style style:name="T7" style:family="text">
      <style:text-properties fo:color="#000000" loext:opacity="100%" style:font-name="Times New Roman" fo:font-size="10pt" fo:font-style="italic" style:font-name-asian="Droid Sans Fallb" style:font-size-asian="10pt" style:font-style-asian="italic" style:font-name-complex="Times New Roman" style:text-scale="100%"/>
    </style:style>
    <style:style style:name="T8" style:family="text">
      <style:text-properties fo:text-transform="uppercase"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T9" style:family="text">
      <style:text-properties fo:text-transform="uppercase" fo:color="#000000" loext:opacity="100%" style:font-name="Times New Roman" fo:font-size="16pt" style:text-underline-style="solid" style:text-underline-width="auto" style:text-underline-color="font-color" fo:font-weight="bold" style:font-name-asian="Droid Sans Fallb" style:font-size-asian="16pt" style:font-weight-asian="bold" style:font-name-complex="Times New Roman" style:text-scale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РОССИЙСКИЙ УНИВЕРСИТЕТ ДРУЖБЫ НАРОДОВ</text:span><text:span text:style-name="T1"/></text:p>
      <text:p text:style-name="P3"><text:span text:style-name="T3">Факультет физико-математических и естественных наук</text:span></text:p>
      <text:p text:style-name="P3"><text:span text:style-name="T3">Кафедра прикладной информатики и теории вероятностей</text:span></text:p>
      <text:p text:style-name="P7"/>
      <text:p text:style-name="P8"/>
      <text:p text:style-name="P10"/>
      <text:p text:style-name="P10"/>
      <text:p text:style-name="P10"/>
      <text:p text:style-name="P2"><text:span text:style-name="T8">ОТЧЕТ </text:span></text:p>
      <text:p text:style-name="P2"><text:span text:style-name="T8">по лабораторной работе № </text:span><text:span text:style-name="T9"><text:tab/></text:span></text:p>
      <text:p text:style-name="P14"><text:span text:style-name="T2">дисциплина:<text:tab/>Архитектура компьютера<text:tab/> </text:span></text:p>
      <text:p text:style-name="P11"/>
      <text:p text:style-name="P10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pan text:style-name="T5">Студент: <text:s text:c="36"/></text:span></text:p>
      <text:p text:style-name="P13"/>
      <text:p text:style-name="P4"><text:span text:style-name="T4"><text:tab/>Группа: <text:s/></text:span><text:span text:style-name="T5"><text:s text:c="37"/></text:span></text:p>
      <text:p text:style-name="P12"/>
      <text:p text:style-name="P10"/>
      <text:p text:style-name="P9"/>
      <text:p text:style-name="P10"/>
      <text:p text:style-name="P10"/>
      <text:p text:style-name="P10"/>
      <text:p text:style-name="P10"/>
      <text:p text:style-name="P5">МОСКВА<text:span text:style-name="T3"/></text:p>
      <text:p text:style-name="P3"><text:span text:style-name="T4">20</text:span><text:span text:style-name="T5"><text:tab/></text:span><text:span text:style-name="T4"> г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" svg:font-family="'Droid Sans Fallb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text-autospace="none" style:writing-mode="lr-tb"/>
      <style:text-properties style:use-window-font-color="true" loext:opacity="0%" style:font-name="Liberation Serif" fo:font-family="'Liberation Serif'" style:font-family-generic="roman" style:font-pitch="variable" fo:font-size="10pt" fo:language="en" fo:country="US" style:letter-kerning="true" style:font-name-asian="Liberation Serif" style:font-family-asian="'Liberation Serif'" style:font-family-generic-asian="roman" style:font-pitch-asian="variable" style:font-size-asian="10pt" style:language-asian="ko" style:country-asian="K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1" meta:paragraph-count="10" meta:word-count="28" meta:character-count="312" meta:non-whitespace-character-count="211"/>
    <meta:generator>LibreOffice/24.2.7.2$Linux_X86_64 LibreOffice_project/420$Build-2</meta:generator>
  </office:meta>
</office:document-meta>
</file>